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5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outline1">
      <style:graphic-properties fo:min-height="11.929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title">
      <style:graphic-properties fo:min-height="3.506cm"/>
      <style:paragraph-properties style:writing-mode="lr-tb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ASP.NET </text:p>
          </draw:text-box>
        </draw:frame>
        <draw:frame presentation:style-name="pr2" draw:text-style-name="P2" draw:layer="layout" svg:width="25.199cm" svg:height="12.179cm" svg:x="1.4cm" svg:y="4.913cm" presentation:class="subtitle">
          <draw:text-box>
            <text:p text:style-name="P1">Получение и отправка данных в сетевых приложениях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5cm" svg:x="1.4cm" svg:y="0.837cm" presentation:class="title" presentation:user-transformed="true">
          <draw:text-box>
            <text:p>Основные понятия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Протоколы:</text:span> Протоколы определяют, как данные будут передаваться между клиентом и сервером. Например, HTTP является одним из самых популярных протоколов для передачи данных в сетевых приложениях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/><text:span text:style-name="T1">Клиенты и серверы</text:span>: Клиенты и серверы представляют собой две стороны, между которыми происходит передача данных. Клиент обычно отправляет запрос на сервер, а сервер отправляет ответ в ответ на запрос клиент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URI</text:span>: URI (Uniform Resource Identifier) представляет собой уникальный идентификатор ресурса в Интернете. URI используется для определения адреса, по которому нужно отправить запрос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/><text:span text:style-name="T1">HTTP-запросы и ответы</text:span>: HTTP-запросы отправляются клиентом на сервер, чтобы запросить определенный ресурс. HTTP-ответы отправляются сервером в ответ на запрос клиента и содержат данные, запрошенные клиенто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Архитектурные стили</text:span>: Архитектурные стили определяют, как приложение должно быть организовано для обработки запросов и ответов. RESTful является одним из наиболее распространенных архитектурных стилей, используемых в сетевых приложениях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В C#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ASP.NET</text:span> (Active Server Pages .NET) - это платформа для создания веб-приложений, разработанная компанией Microsoft. Она позволяет разрабатывать динамические веб-сайты и веб-приложения, используя языки программирования, такие как C# и VB.NE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Особенности платформы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Задействование всего функционала .NET</text:p>
              </text:list-item>
              <text:list-item>
                <text:p>Поддержка языков C#, F#</text:p>
              </text:list-item>
              <text:list-item>
                <text:p>Кросс-платформенность</text:p>
              </text:list-item>
              <text:list-item>
                <text:p>Поддержка большинства СУБД</text:p>
              </text:list-item>
              <text:list-item>
                <text:p>Богатый инструментар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Где можно использовать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Веб-сайты </text:p>
              </text:list-item>
              <text:list-item>
                <text:p>Веб-приложения</text:p>
              </text:list-item>
              <text:list-item>
                <text:p>Сервисы</text:p>
              </text:list-item>
              <text:list-item>
                <text:p>Мобильные приложения</text:p>
              </text:list-item>
              <text:list-item>
                <text:p>Игр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Структура проекта</text:p>
          </draw:text-box>
        </draw:frame>
        <draw:frame presentation:style-name="pr5" draw:layer="layout" svg:width="25.199cm" svg:height="14.587cm" svg:x="1.4cm" svg:y="4.913cm" presentation:class="outline" presentation:user-transformed="true">
          <draw:text-box>
            <text:list text:style-name="L3">
              <text:list-item>
                <text:p><text:span text:style-name="T2">Connected Services:</text:span> подключенные сервисы из Azure</text:p>
              </text:list-item>
              <text:list-item>
                <text:p><text:span text:style-name="T2">Dependencies</text:span>: все добавленные в проект пакеты и библиотеки, иначе говоря зависимости</text:p>
              </text:list-item>
              <text:list-item>
                <text:p><text:span text:style-name="T2">Properties</text:span>: узел, который содержит некоторые настройки проекта. В частности, в файле launchSettings.json описаны настройки запуска проекта, например, адреса, по которым будет запускаться приложени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layer="layout" svg:width="25.699cm" svg:height="15.5cm" svg:x="1.301cm" svg:y="2.5cm" presentation:class="outline" presentation:user-transformed="true">
          <draw:text-box>
            <text:list text:style-name="L3">
              <text:list-item>
                <text:p>appsettings.json: файл конфигурации проекта в формате json</text:p>
              </text:list-item>
              <text:list-item>
                <text:p>Program.cs: главный файл приложения, с которого и начинается его выполнение. Код этого файла настривает и запускает веб-хост, в рамках которого разворачивается приложение</text:p>
              </text:list-item>
              <text:list-item>
                <text:p>Startup.cs: файл, который определяет класс Startup и который содержит логику обработки входящих запрос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Web API</text:p>
          </draw:text-box>
        </draw:frame>
        <draw:frame presentation:style-name="pr5" draw:layer="layout" svg:width="25.6cm" svg:height="13.087cm" svg:x="1.4cm" svg:y="4.913cm" presentation:class="outline" presentation:user-transformed="true">
          <draw:text-box>
            <text:list text:style-name="L3">
              <text:list-item>
                <text:p>ASP.NET Web API - это компонент ASP.NET, который позволяет разработчикам создавать веб-сервисы и API (Application Programming Interface) для обмена данными между клиентской и серверной частями приложений. Это может быть полезно для создания RESTful API, которые могут использоваться различными клиентами, такими как мобильные приложения, веб-приложения и т. д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Web API позволяет разработчикам создавать веб-сервисы, которые работают на базе HTTP-протокола. Это означает, что клиенты могут отправлять запросы на сервер, используя HTTP-методы, такие как GET, POST, PUT, DELETE и т. д. и получать ответы в формате JSON, XML или других форматах, которые поддерживаются Web AP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HTTP-запросы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TTP является протоколом передачи гипертекста, который используется в Интернете для передачи данных между веб-сервером и веб-клиентом. Методы GET, POST, PUT и DELETE - это различные типы HTTP-запросов, которые можно отправлять на веб-сервер для обмена данным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POS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Метод POST используется для отправки данных на веб-сервер, например, для создания нового пользователя или заказ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PU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Метод PUT используется для обновления данных на веб-сервере, например, для изменения информации о пользователе или товар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DELET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Метод DELETE используется для удаления данных с веб-сервера, например, для удаления пользователя или заказ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S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REST</text:span> (Representational State Transfer) - это архитектурный стиль, используемый для построения распределенных веб-приложений. REST представляет собой набор ограничений и рекомендаций, которые определяют, как должны взаимодействовать клиенты и серверы в распределенной сред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7" draw:layer="layout" svg:width="25.199cm" svg:height="4.633cm" svg:x="1.4cm" svg:y="0.274cm" presentation:class="title" presentation:user-transformed="true">
          <draw:text-box>
            <text:p>Основные принципы RES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Клиент-серверная архитектура <text:s text:c="3"/></text:p>
              </text:list-item>
              <text:list-item>
                <text:p>Отсутствие состояния</text:p>
              </text:list-item>
              <text:list-item>
                <text:p>Кэширование</text:p>
              </text:list-item>
              <text:list-item>
                <text:p>Единообразный интерфейс</text:p>
              </text:list-item>
              <text:list-item>
                <text:p>Сло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Преимущества RES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Простота и понятность</text:p>
              </text:list-item>
              <text:list-item>
                <text:p>Гибкость</text:p>
              </text:list-item>
              <text:list-item>
                <text:p>Кэширование</text:p>
              </text:list-item>
              <text:list-item>
                <text:p>Независимость от языка программирова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Недостатки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Не подходит для всех приложений</text:p>
              </text:list-item>
              <text:list-item>
                <text:p>Сложность авторизации</text:p>
              </text:list-item>
              <text:list-item>
                <text:p>Недостаточный контроль над запросами</text:p>
              </text:list-item>
              <text:list-item>
                <text:p>Сложность реализаци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RESTful</text:span> - это термин, который обозначает соответствие веб-сервиса принципам REST. RESTful API - это веб-сервис, который соответствует принципам REST. Он использует HTTP-протокол для обмена данными между клиентом и сервером, и определяет ресурсы, которые могут быть доступны клиентам посредством определенных HTTP-методов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Контроллер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Контроллер является одним из основных компонентов в проекте Web API в ASP.NET. Контроллер обрабатывает входящие HTTP-запросы от клиента и возвращает соответствующие HTTP-ответы с данными. Контроллеры в проекте Web API можно создавать с помощью встроенных инструментов разработки или путем написания собственного код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ТУТ ПРИМЕР КОНТРОЛЛЕР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Работа с контроллером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В Solution Explorer откройте проект и щелкните правой кнопкой мыши на папке Controllers. </text:p>
              </text:list-item>
              <text:list-item>
                <text:p>Выберите опцию "Add" -&gt; "Controller".</text:p>
              </text:list-item>
              <text:list-item>
                <text:p>Выберите тип контроллера</text:p>
              </text:list-item>
              <text:list-item>
                <text:p>Укажите имя контроллеру</text:p>
              </text:list-item>
              <text:list-item>
                <text:p>Добавьте методы</text:p>
              </text:list-item>
              <text:list-item>
                <text:p>Сохраните измен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7" draw:layer="layout" svg:width="25.199cm" svg:height="4.633cm" svg:x="1.4cm" svg:y="0.274cm" presentation:class="title" presentation:user-transformed="true">
          <draw:text-box>
            <text:p>Добавление метода в контроллер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Открыть контроллер</text:p>
              </text:list-item>
              <text:list-item>
                <text:p>Написать обычный метод, например:</text:p>
                <text:p>public int Sum(int a, int b)</text:p>
                <text:p>{</text:p>
                <text:p><text:s text:c="4"/>return a + b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7" draw:layer="layout" svg:width="25.199cm" svg:height="4.633cm" svg:x="1.4cm" svg:y="0.274cm" presentation:class="title" presentation:placeholder="true">
          <draw:text-box/>
        </draw:frame>
        <draw:frame presentation:style-name="pr5" draw:layer="layout" svg:width="25.199cm" svg:height="14.587cm" svg:x="1.4cm" svg:y="4.913cm" presentation:class="outline" presentation:user-transformed="true">
          <draw:text-box>
            <text:list text:style-name="L3">
              <text:list-item>
                <text:p>Настроить маршрутизацию</text:p>
                <text:p>[HttpGet("sum/{a}/{b}")]</text:p>
                <text:p>public int Sum(int a, int b)</text:p>
                <text:p>{</text:p>
                <text:p><text:s text:c="4"/>return a + b;</text:p>
                <text:p>}</text:p>
              </text:list-item>
              <text:list-item>
                <text:p>Сохранить и запустить проек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draw:frame presentation:style-name="pr7" draw:layer="layout" svg:width="25.199cm" svg:height="4.633cm" svg:x="1.4cm" svg:y="0.274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8T19:12:24.447000000</dc:date>
    <meta:editing-duration>PT24M27S</meta:editing-duration>
    <meta:editing-cycles>4</meta:editing-cycles>
    <meta:generator>LibreOffice/7.3.3.2$Windows_X86_64 LibreOffice_project/d1d0ea68f081ee2800a922cac8f79445e4603348</meta:generator>
    <meta:document-statistic meta:object-count="125"/>
  </office:meta>
</office:document-meta>
</file>